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c028e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c028e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c028e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c028e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c028e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c028e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c028e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c028e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c028e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c028e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c028e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c028e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c028e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c028e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c028e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c028e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c028e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Luispedro Rojas Marin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0/10/200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271216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5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Pedro Luis Rojas Salazar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1337755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31.97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6" meta:character-count="1156" meta:non-whitespace-character-count="990"/>
    <meta:template xlink:type="simple" xlink:actuate="onRequest" xlink:title="Normal" xlink:href=""/>
  </office:meta>
</office:document-meta>
</file>